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P2" style:parent-style-name="NoSpacing" style:family="paragraph">
      <style:text-properties fo:font-weight="bold" style:font-weight-asian="bold"/>
    </style:style>
    <style:style style:name="P3" style:parent-style-name="NoSpacing" style:family="paragraph">
      <style:text-properties fo:font-weight="bold" style:font-weight-asian="bold"/>
    </style:style>
    <style:style style:name="P4" style:parent-style-name="NoSpacing" style:family="paragraph">
      <style:text-properties fo:font-weight="bold" style:font-weight-asian="bold"/>
    </style:style>
  </office:automatic-styles>
  <office:body>
    <office:text text:use-soft-page-breaks="true">
      <text:h text:style-name="P1" text:outline-level="1">Notes</text:h>
      <text:p text:style-name="NoSpacing"/>
      <text:p text:style-name="NoSpacing">Include examples</text:p>
      <text:p text:style-name="NoSpacing">What you must say</text:p>
      <text:p text:style-name="NoSpacing">Background Information</text:p>
      <text:p text:style-name="NoSpacing">Message</text:p>
      <text:p text:style-name="NoSpacing">What you must not say</text:p>
      <text:p text:style-name="NoSpacing">Layout<text:bookmark-start text:name="_GoBack"/><text:bookmark-end text:name="_GoBack"/></text:p>
      <text:p text:style-name="NoSpacing"/>
      <text:p text:style-name="P2">Tell them what you’re going to say (Introduction)</text:p>
      <text:p text:style-name="P3">Tell them (Middle)</text:p>
      <text:p text:style-name="P4">Tell them again (Conclusion)</text:p>
      <text:h text:style-name="Heading1" text:outline-level="1">Introduction</text:h>
      <text:p text:style-name="NoSpacing"/>
      <text:p text:style-name="NoSpacing">Opening statement</text:p>
      <text:p text:style-name="NoSpacing">· <text:s text:c="8"/>Controversial statement or</text:p>
      <text:p text:style-name="NoSpacing">· <text:s text:c="8"/>Quotation or</text:p>
      <text:p text:style-name="NoSpacing">· <text:s text:c="8"/>Strong or</text:p>
      <text:p text:style-name="NoSpacing">· <text:s text:c="8"/>Anecdote</text:p>
      <text:p text:style-name="NoSpacing">Main Idea</text:p>
      <text:p text:style-name="NoSpacing">Rough outline</text:p>
      <text:h text:style-name="Heading1" text:outline-level="1">Middle</text:h>
      <text:p text:style-name="NoSpacing"/>
      <text:p text:style-name="NoSpacing">Three main points</text:p>
      <text:p text:style-name="NoSpacing">Organise it logically and make the points flow into each other</text:p>
      <text:p text:style-name="NoSpacing">Link topics</text:p>
      <text:p text:style-name="NoSpacing">Inform audience when you change topic</text:p>
      <text:h text:style-name="Heading1" text:outline-level="1">Conclusion</text:h>
      <text:p text:style-name="NoSpacing"/>
      <text:p text:style-name="NoSpacing">Summarise main points</text:p>
      <text:p text:style-name="NoSpacing">No new topics</text:p>
      <text:p text:style-name="NoSpacing">Give a final thought</text:p>
      <text:p text:style-name="NoSpacing">Q&amp;A</text:p>
      <text:p text:style-name="NoSpacing"/>
      <text:p text:style-name="NoSpacing">10 minutes +- 10% (i.e. must be between 9 and 11 minutes long including questions and answers)</text:p>
      <text:p text:style-name="NoSpacing">2 questions only (Try to have two questions ready, otherwise Sandra will ask two questions)</text:p>
      <text:p text:style-name="NoSpacing">If you run over 11 minutes you will be cut off and lose marks for anything you didn’t cover</text:p>
      <text:p text:style-name="NoSpacing"/>
      <text:p text:style-name="NoSpacing"/>
      <text:p text:style-name="NoSpacing"/>
      <text:p text:style-name="NoSpacing"/>
      <text:p text:style-name="NoSpacing"><text:s/></text:p>
      <text:p text:style-name="NoSpacing">Questions and information</text:p>
      <text:p text:style-name="NoSpacing"/>
      <text:p text:style-name="NoSpacing">Can you use cue cards? <text:s text:c="2"/>Yes</text:p>
      <text:p text:style-name="NoSpacing">Can the presentation be a presentation of the task 2 report? <text:s/>Yes</text:p>
      <text:p text:style-name="NoSpacing">You need to include a printed copy of the presentation.</text:p>
      <text:p text:style-name="NoSpacing">Include examples.</text:p>
      <text:p text:style-name="NoSpacing">Identify all stakeholders but focus on one strategy (I.e. visual, written, technological)</text:p>
      <text:p text:style-name="NoSpacing">The strategy can be a summary of the current communications systems employed in the CCT (CDETB) or it can be to suggest improvements.</text:p>
      <text:p text:style-name="NoSpacing">Make sure all references are to CCT(College of Computer Training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blue20</meta:initial-creator>
    <dc:creator>User</dc:creator>
    <meta:creation-date>2015-10-07T16:09:00Z</meta:creation-date>
    <dc:date>2015-10-07T16:09:00Z</dc:date>
    <meta:template xlink:href="Normal.dotm" xlink:type="simple"/>
    <meta:editing-cycles>2</meta:editing-cycles>
    <meta:editing-duration>PT0S</meta:editing-duration>
    <meta:document-statistic meta:page-count="2" meta:paragraph-count="2" meta:word-count="200" meta:character-count="1338" meta:row-count="9" meta:non-whitespace-character-count="1140"/>
  </office:meta>
</office:document-meta>
</file>